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053" calcext:value-type="float">
            <text:p>7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955" calcext:value-type="float">
            <text:p>6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office:value-type="float" office:value="6989" calcext:value-type="float">
            <text:p>6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996" calcext:value-type="float">
            <text:p>6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57" calcext:value-type="float">
            <text:p>99,57</text:p>
          </table:table-cell>
          <table:table-cell office:value-type="float" office:value="0.43" calcext:value-type="float">
            <text:p>0,43</text:p>
          </table:table-cell>
          <table:table-cell office:value-type="float" office:value="6902" calcext:value-type="float">
            <text:p>6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77" calcext:value-type="float">
            <text:p>98,77</text:p>
          </table:table-cell>
          <table:table-cell office:value-type="float" office:value="1.23" calcext:value-type="float">
            <text:p>1,2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959" calcext:value-type="float">
            <text:p>6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4" calcext:value-type="float">
            <text:p>99,4</text:p>
          </table:table-cell>
          <table:table-cell office:value-type="float" office:value="0.6" calcext:value-type="float">
            <text:p>0,6</text:p>
          </table:table-cell>
          <table:table-cell office:value-type="float" office:value="6244" calcext:value-type="float">
            <text:p>6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91" calcext:value-type="float">
            <text:p>98,91</text:p>
          </table:table-cell>
          <table:table-cell office:value-type="float" office:value="1.09" calcext:value-type="float">
            <text:p>1,09</text:p>
          </table:table-cell>
          <table:table-cell office:value-type="float" office:value="2341" calcext:value-type="float">
            <text:p>2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947" calcext:value-type="float">
            <text:p>6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86" calcext:value-type="float">
            <text:p>99,486</text:p>
          </table:table-cell>
          <table:table-cell table:formula="of:=AVERAGE([.C2:.C11])" office:value-type="float" office:value="0.514" calcext:value-type="float">
            <text:p>0,514</text:p>
          </table:table-cell>
          <table:table-cell table:formula="of:=AVERAGE([.D2:.D11])" office:value-type="float" office:value="5803.5" calcext:value-type="float">
            <text:p>5803,5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460704929745177" calcext:value-type="float">
            <text:p>0,460704929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13:24.5351317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44:34.642535225</meta:creation-date>
    <dc:date>2017-12-30T18:15:11.199768599</dc:date>
    <meta:editing-duration>PT5M19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